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304" officeooo:paragraph-rsid="002108e4"/>
    </style:style>
    <style:style style:name="P2" style:family="paragraph" style:parent-style-name="Standard">
      <style:paragraph-properties fo:text-align="start" style:justify-single-word="false"/>
      <style:text-properties officeooo:rsid="001e5304" officeooo:paragraph-rsid="001e5304"/>
    </style:style>
    <style:style style:name="P3" style:family="paragraph" style:parent-style-name="Standard">
      <style:text-properties officeooo:rsid="00203043" officeooo:paragraph-rsid="00203043"/>
    </style:style>
    <style:style style:name="P4" style:family="paragraph" style:parent-style-name="Standard">
      <style:text-properties officeooo:rsid="002108e4" officeooo:paragraph-rsid="002108e4"/>
    </style:style>
    <style:style style:name="P5" style:family="paragraph" style:parent-style-name="Standard">
      <style:text-properties officeooo:rsid="002108e4" officeooo:paragraph-rsid="00274117"/>
    </style:style>
    <style:style style:name="P6" style:family="paragraph" style:parent-style-name="Standard">
      <style:text-properties officeooo:rsid="002108e4" officeooo:paragraph-rsid="002775c0"/>
    </style:style>
    <style:style style:name="P7" style:family="paragraph" style:parent-style-name="Standard">
      <style:text-properties officeooo:rsid="0022f4ca" officeooo:paragraph-rsid="0022f4ca"/>
    </style:style>
    <style:style style:name="P8" style:family="paragraph" style:parent-style-name="Standard">
      <style:paragraph-properties fo:margin-top="0cm" fo:margin-bottom="0cm" loext:contextual-spacing="false"/>
      <style:text-properties officeooo:rsid="00203043" officeooo:paragraph-rsid="002625a8"/>
    </style:style>
    <style:style style:name="P9" style:family="paragraph" style:parent-style-name="Standard">
      <style:paragraph-properties fo:text-align="center" style:justify-single-word="false"/>
      <style:text-properties fo:font-size="18pt" officeooo:rsid="00274117" officeooo:paragraph-rsid="00274117" style:font-size-asian="18pt" style:font-size-complex="18pt"/>
    </style:style>
    <style:style style:name="P10" style:family="paragraph" style:parent-style-name="Standard" style:list-style-name="L1">
      <style:text-properties officeooo:rsid="002108e4" officeooo:paragraph-rsid="00203043"/>
    </style:style>
    <style:style style:name="P11" style:family="paragraph" style:parent-style-name="Standard">
      <style:text-properties officeooo:rsid="002108e4" officeooo:paragraph-rsid="002108e4"/>
    </style:style>
    <style:style style:name="P12" style:family="paragraph" style:parent-style-name="Standard">
      <style:text-properties officeooo:rsid="002108e4" officeooo:paragraph-rsid="00274117"/>
    </style:style>
    <style:style style:name="P13" style:family="paragraph" style:parent-style-name="Standard" style:list-style-name="L2">
      <style:text-properties officeooo:rsid="001e5304" officeooo:paragraph-rsid="00274117"/>
    </style:style>
    <style:style style:name="P14" style:family="paragraph" style:parent-style-name="Standard">
      <style:paragraph-properties fo:text-align="center" style:justify-single-word="false"/>
      <style:text-properties officeooo:rsid="001e5304" officeooo:paragraph-rsid="002108e4"/>
    </style:style>
    <style:style style:name="P15" style:family="paragraph" style:parent-style-name="Standard">
      <style:text-properties officeooo:rsid="001e5304" officeooo:paragraph-rsid="00274117"/>
    </style:style>
    <style:style style:name="P16" style:family="paragraph" style:parent-style-name="Standard" style:list-style-name="L2">
      <style:text-properties officeooo:rsid="00203043" officeooo:paragraph-rsid="00274117"/>
    </style:style>
    <style:style style:name="P17" style:family="paragraph" style:parent-style-name="Standard">
      <style:text-properties officeooo:rsid="00274117" officeooo:paragraph-rsid="00274117"/>
    </style:style>
    <style:style style:name="P18" style:family="paragraph" style:parent-style-name="Standard">
      <style:text-properties officeooo:rsid="0027bf15" officeooo:paragraph-rsid="0027bf15"/>
    </style:style>
    <style:style style:name="P19" style:family="paragraph" style:parent-style-name="Standard">
      <style:text-properties officeooo:rsid="0027bf15" officeooo:paragraph-rsid="0028b455"/>
    </style:style>
    <style:style style:name="P20" style:family="paragraph" style:parent-style-name="Standard">
      <style:text-properties officeooo:rsid="0022f4ca" officeooo:paragraph-rsid="0022f4ca"/>
    </style:style>
    <style:style style:name="P21" style:family="paragraph" style:parent-style-name="Standard">
      <style:text-properties officeooo:rsid="0028b455" officeooo:paragraph-rsid="0028b455"/>
    </style:style>
    <style:style style:name="P22" style:family="paragraph" style:parent-style-name="Standard">
      <style:text-properties fo:font-size="16pt" officeooo:rsid="00274117" officeooo:paragraph-rsid="00274117" style:font-size-asian="16pt" style:font-size-complex="16pt"/>
    </style:style>
    <style:style style:name="P23" style:family="paragraph" style:parent-style-name="Standard">
      <style:text-properties fo:font-size="16pt" officeooo:rsid="001e5304" officeooo:paragraph-rsid="00274117" style:font-size-asian="16pt" style:font-size-complex="16pt"/>
    </style:style>
    <style:style style:name="P24" style:family="paragraph" style:parent-style-name="Standard">
      <style:text-properties fo:font-size="16pt" officeooo:rsid="0028b455" officeooo:paragraph-rsid="0028b455" style:font-size-asian="16pt" style:font-size-complex="16pt"/>
    </style:style>
    <style:style style:name="P25" style:family="paragraph" style:parent-style-name="Standard">
      <style:text-properties fo:font-size="15pt" officeooo:rsid="0028b455" officeooo:paragraph-rsid="0028b455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28b455" officeooo:paragraph-rsid="0028b455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1e5304" officeooo:paragraph-rsid="002108e4" style:font-size-asian="20pt" style:font-size-complex="20pt"/>
    </style:style>
    <style:style style:name="P28" style:family="paragraph" style:parent-style-name="Standard">
      <style:text-properties fo:font-size="12pt" officeooo:rsid="0028b455" officeooo:paragraph-rsid="0028b455" style:font-size-asian="10.5pt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officeooo:rsid="002625a8" officeooo:paragraph-rsid="002625a8"/>
    </style:style>
    <style:style style:name="P30" style:family="paragraph" style:parent-style-name="Standard">
      <style:paragraph-properties fo:margin-top="0cm" fo:margin-bottom="0cm" loext:contextual-spacing="false"/>
      <style:text-properties officeooo:rsid="0024391d" officeooo:paragraph-rsid="002625a8"/>
    </style:style>
    <style:style style:name="P31" style:family="paragraph" style:parent-style-name="Standard" style:list-style-name="L2">
      <style:paragraph-properties fo:margin-top="0cm" fo:margin-bottom="0cm" loext:contextual-spacing="false"/>
      <style:text-properties officeooo:rsid="00203043" officeooo:paragraph-rsid="00274117"/>
    </style:style>
    <style:style style:name="P32" style:family="paragraph" style:parent-style-name="Standard" style:list-style-name="L2">
      <style:paragraph-properties fo:margin-top="0cm" fo:margin-bottom="0cm" loext:contextual-spacing="false"/>
      <style:text-properties officeooo:rsid="0029eab7" officeooo:paragraph-rsid="0029eab7"/>
    </style:style>
    <style:style style:name="T1" style:family="text">
      <style:text-properties officeooo:rsid="001ea4d7"/>
    </style:style>
    <style:style style:name="T2" style:family="text">
      <style:text-properties officeooo:rsid="0022f4ca"/>
    </style:style>
    <style:style style:name="T3" style:family="text">
      <style:text-properties officeooo:rsid="0024391d"/>
    </style:style>
    <style:style style:name="T4" style:family="text">
      <style:text-properties officeooo:rsid="002625a8"/>
    </style:style>
    <style:style style:name="T5" style:family="text">
      <style:text-properties style:text-position="super 58%" officeooo:rsid="002625a8"/>
    </style:style>
    <style:style style:name="T6" style:family="text">
      <style:text-properties officeooo:rsid="00274117"/>
    </style:style>
    <style:style style:name="T7" style:family="text">
      <style:text-properties officeooo:rsid="0027bf15"/>
    </style:style>
    <style:style style:name="T8" style:family="text">
      <style:text-properties officeooo:rsid="0028b455"/>
    </style:style>
    <style:style style:name="T9" style:family="text">
      <style:text-properties officeooo:rsid="0028c00a"/>
    </style:style>
    <style:style style:name="T10" style:family="text">
      <style:text-properties officeooo:rsid="0029ea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 – Rendu TP</text:p>
      <text:p text:style-name="P2"/>
      <text:p text:style-name="P22">Ce qu’on aura besoin : </text:p>
      <text:list xml:id="list7148097152919062157" text:style-name="L1">
        <text:list-item>
          <text:p text:style-name="P10">L’échiquier pourra être modélisé comme un tableau en variable globale à deux lignes et 26 colonnes dont on <text:span text:style-name="T8">identifiera</text:span> 4 parties :</text:p>
        </text:list-item>
      </text:list>
      <text:p text:style-name="P8"><text:tab/>-<text:span text:style-name="T4">1ère colonne : </text:span></text:p>
      <text:p text:style-name="P29"><text:tab/><text:tab/> avec <text:span text:style-name="T7">comp</text:span>t<text:span text:style-name="T7">eur</text:span> pions gagnés et c<text:span text:style-name="T7">om</text:span>pt<text:span text:style-name="T7">eur</text:span> pions mangés</text:p>
      <text:p text:style-name="P8"/>
      <text:p text:style-name="P8"><text:tab/>-<text:span text:style-name="T4">6 colonnes « Zone Finale » (les 6 cases finales) du Joueur :</text:span></text:p>
      <text:p text:style-name="P29"><text:tab/><text:tab/> avec la couleur qui occupe la case et le c<text:span text:style-name="T7">om</text:span>pt<text:span text:style-name="T7">eur</text:span> de pions <text:span text:style-name="T7">sur la case</text:span></text:p>
      <text:p text:style-name="P8"/>
      <text:p text:style-name="P8"><text:tab/>-<text:span text:style-name="T3">12 colonnes cases de déplacements hors zone finale : </text:span></text:p>
      <text:p text:style-name="P30"><text:tab/><text:tab/> avec la couleur qui occupe la case et le c<text:span text:style-name="T7">om</text:span>pt<text:span text:style-name="T7">eur</text:span> de pions <text:span text:style-name="T7">sur la case</text:span></text:p>
      <text:p text:style-name="P8"/>
      <text:p text:style-name="P8"><text:tab/>-<text:span text:style-name="T4">6 colonnes « Zone Finale » (les 6 cases finales) de l’Ordi :</text:span></text:p>
      <text:p text:style-name="P30"><text:tab/><text:tab/>avec la couleur qui occupe la case et le c<text:span text:style-name="T7">om</text:span>pt<text:span text:style-name="T7">eur</text:span> de pions <text:span text:style-name="T7">sur la case</text:span></text:p>
      <text:p text:style-name="P8"/>
      <text:p text:style-name="P8"><text:tab/>-<text:span text:style-name="T4">26</text:span><text:span text:style-name="T5">e</text:span><text:span text:style-name="T4"> colonne: </text:span></text:p>
      <text:p text:style-name="P29"><text:tab/><text:tab/>avec <text:span text:style-name="T7">com</text:span>pt<text:span text:style-name="T7">eur</text:span> pions gagnés et c<text:span text:style-name="T7">om</text:span>pt<text:span text:style-name="T7">eur</text:span> pions mangés</text:p>
      <text:p text:style-name="P8"/>
      <text:list xml:id="list197081083313770250" text:style-name="L2">
        <text:list-item>
          <text:p text:style-name="P13">Fonction d’affichage <text:span text:style-name="T7">échiquier</text:span></text:p>
        </text:list-item>
        <text:list-item>
          <text:p text:style-name="P13">modules : arbres, files, listes</text:p>
        </text:list-item>
        <text:list-item>
          <text:p text:style-name="P13">fonction tirage de dé</text:p>
        </text:list-item>
        <text:list-item>
          <text:p text:style-name="P13">fonction de vérification du pla<text:span text:style-name="T7">cement</text:span> du pion <text:span text:style-name="T6">en fonction des règles et de la configuration actuelle de l’échiquier</text:span></text:p>
        </text:list-item>
        <text:list-item>
          <text:p text:style-name="P13"><text:span text:style-name="T6">fonction </text:span>intelligence artificielle <text:span text:style-name="T6">(arbre min max)</text:span></text:p>
        </text:list-item>
        <text:list-item>
          <text:p text:style-name="P13"><text:span text:style-name="T6">évaluation</text:span> des coups</text:p>
        </text:list-item>
      </text:list>
      <text:p text:style-name="P15"/>
      <text:p text:style-name="P23"/>
      <text:p text:style-name="P24">Ce qu’il ne faut pas oublier :</text:p>
      <text:list xml:id="list185646187502407" text:continue-numbering="true" text:style-name="L2">
        <text:list-item>
          <text:p text:style-name="P13">le jeu change quand tous nos pions sont dans les 6 dernières cases</text:p>
        </text:list-item>
        <text:list-item>
          <text:p text:style-name="P13">déplacement du deuxième pions <text:span text:style-name="T8">après le</text:span> déplacement du premier</text:p>
        </text:list-item>
        <text:list-item>
          <text:p text:style-name="P16">choses a vérifier : nb de pions en jeu, dans quelle partie</text:p>
        </text:list-item>
        <text:list-item>
          <text:p text:style-name="P31">si <text:span text:style-name="T8">il</text:span> y a un pion sorti ou pas</text:p>
        </text:list-item>
        <text:list-item>
          <text:p text:style-name="P32">double coup si on obtient un double</text:p>
        </text:list-item>
      </text:list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7"><text:s/><text:span text:style-name="T1">PSEUDO – CODE</text:span></text:p>
      <text:p text:style-name="P26">Fonction principale :</text:p>
      <text:p text:style-name="P4"><text:tab/><text:tab/><text:tab/><text:tab/><text:tab/></text:p>
      <text:p text:style-name="P4"><text:span text:style-name="T10">CRÉATION</text:span> <text:span text:style-name="T10">ÉCHIQUIER</text:span></text:p>
      <text:p text:style-name="P4">INITIALISER <text:span text:style-name="T10">ÉCHIQUIER</text:span></text:p>
      <text:p text:style-name="P4"><text:span text:style-name="T10">DÉTERMINATION</text:span> DU PREMIER JOUEUR</text:p>
      <text:p text:style-name="P18">J=0</text:p>
      <text:p text:style-name="P7"/>
      <text:p text:style-name="P7">BOUCLE (<text:span text:style-name="T7">tant que personne n’a </text:span>gagné)</text:p>
      <text:p text:style-name="P7"><text:tab/><text:span text:style-name="T6">COUP=2</text:span></text:p>
      <text:p text:style-name="P4"><text:tab/>TIRAGE DES DES</text:p>
      <text:p text:style-name="P5"><text:tab/><text:span text:style-name="T6">SI COUP DOUBLE : </text:span></text:p>
      <text:p text:style-name="P17"><text:tab/><text:tab/>COUP=<text:span text:style-name="T7">4</text:span></text:p>
      <text:p text:style-name="P5"><text:tab/><text:span text:style-name="T6">FAIRE :<text:tab/></text:span></text:p>
      <text:p text:style-name="P5"><text:tab/><text:tab/><text:span text:style-name="T7">AFFICHER ÉCHIQUIER</text:span></text:p>
      <text:p text:style-name="P17"><text:tab/><text:tab/><text:span text:style-name="T8">ÉVALUATION</text:span> DE <text:span text:style-name="T8">L’ÉCHIQUIER</text:span> (nb de pions mangés, nb de pions gagnés, nb de pions zone finale)</text:p>
      <text:p text:style-name="P4"><text:tab/><text:tab/><text:tab/>SI <text:span text:style-name="T7">J=0 (c’est au joueur)</text:span></text:p>
      <text:p text:style-name="P4"><text:tab/><text:tab/><text:tab/><text:tab/><text:span text:style-name="T8">BON=0</text:span></text:p>
      <text:p text:style-name="P4"><text:tab/><text:tab/><text:tab/><text:tab/><text:span text:style-name="T8">FAIRE :</text:span></text:p>
      <text:p text:style-name="P4"><text:tab/><text:tab/><text:tab/><text:tab/><text:tab/><text:span text:style-name="T9">SI PION MANGE=0</text:span></text:p>
      <text:p text:style-name="P4"><text:tab/><text:tab/><text:tab/><text:tab/><text:tab/><text:tab/>ENTRER COORD <text:span text:style-name="T8">DÉPART</text:span></text:p>
      <text:p text:style-name="P4"><text:tab/><text:tab/><text:tab/><text:tab/><text:tab/><text:span text:style-name="T9">ELSE</text:span></text:p>
      <text:p text:style-name="P4"><text:tab/><text:tab/><text:tab/><text:tab/><text:tab/><text:tab/><text:span text:style-name="T9">COORD DÉPART = DÉBUT</text:span></text:p>
      <text:p text:style-name="P6"><text:tab/><text:tab/><text:tab/><text:tab/><text:tab/>ENTRER COORDONNE <text:span text:style-name="T8">ARRIVÉE</text:span></text:p>
      <text:p text:style-name="P4"><text:tab/><text:tab/><text:tab/><text:tab/><text:tab/><text:span text:style-name="T8">IF(VÉRIFIER)</text:span></text:p>
      <text:p text:style-name="P18"><text:tab/><text:tab/><text:tab/><text:tab/><text:tab/><text:tab/><text:span text:style-name="T8">BON =1</text:span></text:p>
      <text:p text:style-name="P18"><text:tab/><text:tab/><text:tab/><text:tab/><text:span text:style-name="T8">TANT QUE BON=0</text:span></text:p>
      <text:p text:style-name="P19"><text:tab/><text:tab/><text:tab/><text:tab/><text:span text:style-name="T6">COUP--</text:span></text:p>
      <text:p text:style-name="P4"><text:tab/><text:tab/><text:tab/>SI <text:span text:style-name="T7">J=1 (c’est a l’ordinateur)</text:span></text:p>
      <text:p text:style-name="P4"><text:tab/><text:tab/><text:tab/><text:tab/>INTELLIGENCE ARTIFICIELLE <text:span text:style-name="T2">(avec évaluation des meilleurs coups)</text:span></text:p>
      <text:p text:style-name="P4"><text:tab/><text:tab/><text:tab/><text:tab/><text:span text:style-name="T7">COUP=0</text:span></text:p>
      <text:p text:style-name="P4"><text:tab/><text:tab/><text:span text:style-name="T2">MODIFICATION DE L’ÉCHIQUIER(déplacement des pions dans les cases, modification du tableau)</text:span></text:p>
      <text:p text:style-name="P4"><text:tab/><text:span text:style-name="T6">TANT QUE : <text:s/>COUP!=0</text:span></text:p>
      <text:p text:style-name="P4"><text:tab/><text:span text:style-name="T7">J=1-J</text:span></text:p>
      <text:p text:style-name="P4"/>
      <text:p text:style-name="P4"/>
      <text:p text:style-name="P25">Fonction VÉRIFIER :</text:p>
      <text:p text:style-name="P25"/>
      <text:p text:style-name="P28">Elle prend en paramètre les coordonnées de départ du pion et d’arrivée du pion à déplacer.<text:line-break/>Elle retourne les coordonnées d’arrivée du pion.</text:p>
      <text:p text:style-name="P28">Ici, il faudra vérifier si les coordonnées entrées par l’utilisateur respectent les règles du jeu en fonction de la configuration actuelle du jeu. <text:span text:style-name="T10">(vérifier si cela correspond à un chemin possible dans l’arbre min max)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2cm" fo:margin-left="0.212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4:22:44.066151574</meta:creation-date>
    <dc:date>2016-12-07T18:56:45.742069867</dc:date>
    <meta:editing-duration>PT10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61" meta:word-count="407" meta:character-count="2400" meta:non-whitespace-character-count="1950"/>
  </office:meta>
</office:document-meta>
</file>